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3">
      <style:text-properties fo:font-size="18pt" officeooo:rsid="00169653" officeooo:paragraph-rsid="00169653" style:font-size-asian="14pt" style:font-size-complex="14pt"/>
    </style:style>
    <style:style style:name="P3" style:family="paragraph" style:parent-style-name="Heading_20_3">
      <style:text-properties fo:font-size="18pt" style:font-size-asian="14pt" style:font-size-complex="14pt"/>
    </style:style>
    <style:style style:name="P4" style:family="paragraph" style:parent-style-name="Text_20_body" style:list-style-name="L11">
      <style:text-properties fo:font-size="16pt" officeooo:rsid="00169653" officeooo:paragraph-rsid="00169653" style:font-size-asian="14pt" style:font-size-complex="14pt"/>
    </style:style>
    <style:style style:name="P5" style:family="paragraph" style:parent-style-name="Text_20_body" style:list-style-name="L12">
      <style:text-properties fo:font-size="16pt" officeooo:rsid="001add42" officeooo:paragraph-rsid="001add42" style:font-size-asian="14pt" style:font-size-complex="14pt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fo:font-size="16pt" officeooo:paragraph-rsid="001add42" style:font-size-asian="14pt" style:font-size-complex="14pt"/>
    </style:style>
    <style:style style:name="P7" style:family="paragraph" style:parent-style-name="Text_20_body" style:list-style-name="L2">
      <style:paragraph-properties fo:margin-top="0cm" fo:margin-bottom="0cm" style:contextual-spacing="false"/>
      <style:text-properties fo:font-size="16pt" style:font-size-asian="14pt" style:font-size-complex="14pt"/>
    </style:style>
    <style:style style:name="P8" style:family="paragraph" style:parent-style-name="Text_20_body" style:list-style-name="L4">
      <style:paragraph-properties fo:margin-top="0cm" fo:margin-bottom="0cm" style:contextual-spacing="false"/>
      <style:text-properties fo:font-size="16pt" style:font-size-asian="14pt" style:font-size-complex="14pt"/>
    </style:style>
    <style:style style:name="P9" style:family="paragraph" style:parent-style-name="Text_20_body" style:list-style-name="L5">
      <style:paragraph-properties fo:margin-top="0cm" fo:margin-bottom="0cm" style:contextual-spacing="false"/>
      <style:text-properties fo:font-size="16pt" style:font-size-asian="14pt" style:font-size-complex="14pt"/>
    </style:style>
    <style:style style:name="P10" style:family="paragraph" style:parent-style-name="Text_20_body" style:list-style-name="L6">
      <style:paragraph-properties fo:margin-top="0cm" fo:margin-bottom="0cm" style:contextual-spacing="false"/>
      <style:text-properties fo:font-size="16pt" officeooo:rsid="00196040" officeooo:paragraph-rsid="00196040" style:font-size-asian="14pt" style:font-size-complex="14pt"/>
    </style:style>
    <style:style style:name="P11" style:family="paragraph" style:parent-style-name="Text_20_body" style:list-style-name="L7">
      <style:paragraph-properties fo:margin-top="0cm" fo:margin-bottom="0cm" style:contextual-spacing="false"/>
      <style:text-properties fo:font-size="16pt" officeooo:rsid="00196040" officeooo:paragraph-rsid="00196040" style:font-size-asian="14pt" style:font-size-complex="14pt"/>
    </style:style>
    <style:style style:name="P12" style:family="paragraph" style:parent-style-name="Text_20_body" style:list-style-name="L6">
      <style:paragraph-properties fo:margin-top="0cm" fo:margin-bottom="0cm" style:contextual-spacing="false"/>
      <style:text-properties fo:font-size="16pt" style:font-size-asian="14pt" style:font-size-complex="14pt"/>
    </style:style>
    <style:style style:name="P13" style:family="paragraph" style:parent-style-name="Text_20_body" style:list-style-name="L7">
      <style:paragraph-properties fo:margin-top="0cm" fo:margin-bottom="0cm" style:contextual-spacing="false"/>
      <style:text-properties fo:font-size="16pt" officeooo:paragraph-rsid="00196040" style:font-size-asian="14pt" style:font-size-complex="14pt"/>
    </style:style>
    <style:style style:name="P14" style:family="paragraph" style:parent-style-name="Text_20_body" style:list-style-name="L8">
      <style:paragraph-properties fo:margin-top="0cm" fo:margin-bottom="0cm" style:contextual-spacing="false"/>
      <style:text-properties fo:font-size="16pt" style:font-size-asian="14pt" style:font-size-complex="14pt"/>
    </style:style>
    <style:style style:name="P15" style:family="paragraph" style:parent-style-name="Text_20_body" style:list-style-name="L9">
      <style:paragraph-properties fo:margin-top="0cm" fo:margin-bottom="0cm" style:contextual-spacing="false"/>
      <style:text-properties fo:font-size="16pt" style:font-size-asian="14pt" style:font-size-complex="14pt"/>
    </style:style>
    <style:style style:name="P16" style:family="paragraph" style:parent-style-name="Text_20_body" style:list-style-name="L8">
      <style:paragraph-properties fo:margin-top="0cm" fo:margin-bottom="0cm" style:contextual-spacing="false"/>
      <style:text-properties fo:font-size="18pt" style:font-size-asian="14pt" style:font-size-complex="14pt"/>
    </style:style>
    <style:style style:name="T1" style:family="text">
      <style:text-properties officeooo:rsid="00169653"/>
    </style:style>
    <style:style style:name="T2" style:family="text">
      <style:text-properties officeooo:rsid="00196040"/>
    </style:style>
    <style:style style:name="T3" style:family="text">
      <style:text-properties officeooo:rsid="001add42"/>
    </style:style>
    <style:style style:name="T4" style:family="text">
      <style:text-properties officeooo:rsid="001b049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Questions:</text:h>
      <text:list xml:id="list474741782" text:style-name="L11">
        <text:list-item>
          <text:p text:style-name="P4">What can you find out about project<text:span text:style-name="T2">s</text:span> on GitHub? <text:span text:style-name="T2">Which community do you want to belong to?</text:span></text:p>
        </text:list-item>
        <text:list-item>
          <text:p text:style-name="P4">How can you <text:span text:style-name="T2">join the conversation, how can you order yourself a drink and how can you </text:span>participate?</text:p>
        </text:list-item>
      </text:list>
      <text:h text:style-name="P3" text:outline-level="3"><text:span text:style-name="T1">Homepage</text:span><text:bookmark-start text:name="allgemein-unangemeldet"/> (unangemeldet)<text:bookmark-end text:name="allgemein-unangemeldet"/></text:h>
      <text:list xml:id="list595820769" text:style-name="L12">
        <text:list-item>
          <text:p text:style-name="P5">Homepage </text:p>
        </text:list-item>
      </text:list>
      <text:list xml:id="list2237441295" text:style-name="L1">
        <text:list-item>
          <text:p text:style-name="P6">Explore</text:p>
          <text:list text:style-name="L2">
            <text:list-item>
              <text:p text:style-name="P7">Explore</text:p>
            </text:list-item>
            <text:list-item>
              <text:p text:style-name="P7">Topics</text:p>
            </text:list-item>
            <text:list-item>
              <text:p text:style-name="P7">Trending</text:p>
              <text:list text:style-name="L4">
                <text:list-item>
                  <text:p text:style-name="P8">Verweis auf Stars</text:p>
                </text:list-item>
              </text:list>
            </text:list-item>
            <text:list-item>
              <text:p text:style-name="P7">Collections</text:p>
              <text:list text:style-name="L5">
                <text:list-item>
                  <text:p text:style-name="P9">Open source organizations</text:p>
                </text:list-item>
              </text:list>
            </text:list-item>
          </text:list>
        </text:list-item>
      </text:list>
      <text:h text:style-name="P3" text:outline-level="3"><text:bookmark-start text:name="am-beispiel-jquery-unangemeldet"/>Am Beispiel jQuery (unangemeldet)<text:bookmark-end text:name="am-beispiel-jquery-unangemeldet"/></text:h>
      <text:list xml:id="list4276559065" text:style-name="L6">
        <text:list-item>
          <text:p text:style-name="P10">File tree </text:p>
        </text:list-item>
        <text:list-item>
          <text:p text:style-name="P12">README </text:p>
        </text:list-item>
        <text:list-item>
          <text:p text:style-name="P12">Kennzahlen</text:p>
          <text:list text:style-name="L7">
            <text:list-item>
              <text:p text:style-name="P11">Watching</text:p>
            </text:list-item>
            <text:list-item>
              <text:p text:style-name="P13">Stars</text:p>
            </text:list-item>
            <text:list-item>
              <text:p text:style-name="P13">Forks</text:p>
              <text:list>
                <text:list-item>
                  <text:p text:style-name="P13">Pull request</text:p>
                </text:list-item>
              </text:list>
            </text:list-item>
          </text:list>
        </text:list-item>
        <text:list-item>
          <text:p text:style-name="P12">Begriffe</text:p>
          <text:list text:style-name="L8">
            <text:list-item>
              <text:p text:style-name="P14">Insights</text:p>
              <text:list text:style-name="L9">
                <text:list-item>
                  <text:p text:style-name="P15">Pulse</text:p>
                </text:list-item>
                <text:list-item>
                  <text:p text:style-name="P15">Contributors</text:p>
                </text:list-item>
              </text:list>
            </text:list-item>
            <text:list-item>
              <text:p text:style-name="P14">Issue <text:span text:style-name="T3">(</text:span><text:span text:style-name="T4">Here, you can join </text:span><text:span text:style-name="T3">the conversation)</text:span></text:p>
            </text:list-item>
            <text:list-item>
              <text:p text:style-name="P14">Release<text:span text:style-name="T4">s, Changelog</text:span></text:p>
            </text:list-item>
            <text:list-item>
              <text:p text:style-name="P14">Used by, <text:span text:style-name="T4">dependencies</text:span></text:p>
              <text:p text:style-name="P16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0.826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title/>
    <dc:description/>
    <dc:subject/>
    <meta:keyword/>
    <meta:initial-creator/>
    <dc:creator>Axel Dürkop</dc:creator>
    <meta:creation-date>2022-03-25T11:36:59Z</meta:creation-date>
    <dc:date>2022-03-25T17:24:50.369346685</dc:date>
    <meta:editing-duration>PT1H47M22S</meta:editing-duration>
    <meta:editing-cycles>7</meta:editing-cycles>
    <meta:document-statistic meta:table-count="0" meta:image-count="0" meta:object-count="0" meta:page-count="1" meta:paragraph-count="29" meta:word-count="105" meta:character-count="545" meta:non-whitespace-character-count="489"/>
    <meta:user-defined meta:name="draft">True</meta:user-defined>
  </office:meta>
</office:document-meta>
</file>